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1cm" svg:height="3cm" svg:x="23cm" svg:y="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54cm" svg:viewBox="0 0 23000 6000" svg:d="m6000 6000c4667 0 12333 0 17000 0 0-1000 0-1333 0-3000-1700 0-3000-1300-3000-3000-1100 0-13333 0-20000 0 0 3400 2600 6000 6000 6000z">
          <text:p/>
        </draw:path>
        <draw:custom-shape draw:style-name="gr4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5.999cm" svg:x="67cm" svg:y="54cm" svg:viewBox="0 0 13000 6000" svg:d="m7000 6000c-4667 0-2333 0-7000 0 0-1000 0-2000 0-3000 1700 0 3000-1300 3000-3000 500 0 6667 0 10000 0 0 3400-2600 6000-6000 6000z">
          <text:p/>
        </draw:path>
        <draw:path draw:style-name="gr5" draw:text-style-name="P1" draw:layer="layout" svg:width="12.999cm" svg:height="5.999cm" svg:x="67cm" svg:y="11cm" svg:viewBox="0 0 13000 6000" svg:d="m7000 0c-4667 0-2333 0-7000 0 0 1000 0 2000 0 3000 1700 0 3000 1300 3000 3000 500 0 6667 0 10000 0 0-3400-2600-6000-6000-6000z">
          <text:p/>
        </draw:path>
        <draw:custom-shape draw:style-name="gr6" draw:text-style-name="P1" draw:layer="layout" svg:width="13cm" svg:height="5cm" svg:x="39cm" svg:y="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3cm" svg:x="56cm" svg:y="11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9.999cm" svg:height="2.999cm" svg:x="56cm" svg:y="6cm" svg:viewBox="0 0 10000 3000" svg:d="m1500 0h7000c850 0 1500 650 1500 1500s-650 1500-1500 1500h-7000c-850 0-1500-650-1500-1500s650-1500 1500-1500z">
          <text:p/>
        </draw:path>
        <draw:path draw:style-name="gr8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2" draw:text-style-name="P1" draw:layer="layout" svg:width="3cm" svg:height="5cm" svg:x="2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0cm" svg:height="5cm" svg:x="25cm" svg:y="9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9.999cm" svg:height="2.999cm" svg:x="67cm" svg:y="6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3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13cm" svg:height="3cm" svg:x="25cm" svg:y="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3cm" svg:x="53cm" svg:y="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60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18T13:08:33.505000000</dc:date>
    <meta:editing-duration>PT14H1M3S</meta:editing-duration>
    <meta:editing-cycles>67</meta:editing-cycles>
    <meta:generator>LibreOffice/4.1.0.4$Windows_x86 LibreOffice_project/89ea49ddacd9aa532507cbf852f2bb22b1ace28</meta:generator>
    <meta:document-statistic meta:object-count="31"/>
  </office:meta>
</office:document-meta>
</file>